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23aedf" officeooo:paragraph-rsid="0011b3ae"/>
    </style:style>
    <style:style style:name="P2" style:family="paragraph" style:parent-style-name="Text_20_body">
      <style:text-properties fo:font-size="12pt" officeooo:paragraph-rsid="0011b3ae" style:font-size-asian="12pt" style:font-size-complex="12pt"/>
    </style:style>
    <style:style style:name="P3" style:family="paragraph" style:parent-style-name="Text_20_body">
      <style:text-properties style:text-line-through-style="solid" style:text-line-through-type="single" fo:font-size="12pt" officeooo:rsid="001b11b2" officeooo:paragraph-rsid="001b11b2" style:font-size-asian="12pt" style:font-size-complex="12pt"/>
    </style:style>
    <style:style style:name="P4" style:family="paragraph" style:parent-style-name="Hanging_20_indent">
      <style:text-properties fo:font-size="12pt" officeooo:paragraph-rsid="0011b3ae" style:font-size-asian="12pt" style:font-size-complex="12pt"/>
    </style:style>
    <style:style style:name="P5" style:family="paragraph" style:parent-style-name="Hanging_20_indent">
      <style:text-properties officeooo:rsid="00203dc8" officeooo:paragraph-rsid="0011b3ae"/>
    </style:style>
    <style:style style:name="P6" style:family="paragraph" style:parent-style-name="Hanging_20_indent">
      <style:text-properties fo:font-size="12pt" officeooo:rsid="0012d668" officeooo:paragraph-rsid="0011b3ae" style:font-size-asian="12pt" style:font-size-complex="12pt"/>
    </style:style>
    <style:style style:name="P7" style:family="paragraph" style:parent-style-name="Hanging_20_indent" style:list-style-name="L1">
      <style:text-properties fo:font-size="12pt" officeooo:rsid="0012d668" officeooo:paragraph-rsid="0011b3ae" style:font-size-asian="12pt" style:font-size-complex="12pt"/>
    </style:style>
    <style:style style:name="P8" style:family="paragraph" style:parent-style-name="Hanging_20_indent" style:list-style-name="L1">
      <style:text-properties fo:font-size="12pt" fo:font-weight="bold" officeooo:rsid="0012d668" officeooo:paragraph-rsid="0011b3ae" style:font-size-asian="12pt" style:font-weight-asian="bold" style:font-size-complex="12pt" style:font-weight-complex="bold"/>
    </style:style>
    <style:style style:name="P9" style:family="paragraph" style:parent-style-name="Preformatted_20_Text" style:list-style-name="L1">
      <style:text-properties fo:font-size="12pt" officeooo:paragraph-rsid="0011b3ae" style:font-size-asian="12pt" style:font-size-complex="12pt"/>
    </style:style>
    <style:style style:name="P10" style:family="paragraph" style:parent-style-name="Text_20_body" style:list-style-name="L1">
      <style:text-properties fo:font-size="12pt" fo:font-style="italic" fo:font-weight="bold" officeooo:paragraph-rsid="0011b3ae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Hanging_20_indent" style:list-style-name="L1">
      <style:text-properties fo:font-size="12pt" style:text-underline-style="solid" style:text-underline-width="auto" style:text-underline-color="font-color" officeooo:paragraph-rsid="0011b3ae" style:font-size-asian="12pt" style:font-size-complex="12pt"/>
    </style:style>
    <style:style style:name="P12" style:family="paragraph" style:parent-style-name="Hanging_20_indent" style:list-style-name="L2">
      <style:text-properties fo:font-size="12pt" style:text-underline-style="solid" style:text-underline-width="auto" style:text-underline-color="font-color" officeooo:rsid="00288d8c" officeooo:paragraph-rsid="0011b3ae" style:font-size-asian="12pt" style:font-size-complex="12pt"/>
    </style:style>
    <style:style style:name="P13" style:family="paragraph" style:parent-style-name="Hanging_20_indent" style:list-style-name="L2">
      <style:text-properties fo:font-size="12pt" style:text-underline-style="solid" style:text-underline-width="auto" style:text-underline-color="font-color" officeooo:rsid="00302016" officeooo:paragraph-rsid="0011b3ae" style:font-size-asian="12pt" style:font-size-complex="12pt"/>
    </style:style>
    <style:style style:name="P14" style:family="paragraph" style:parent-style-name="Hanging_20_indent" style:list-style-name="L3">
      <style:text-properties fo:font-size="12pt" style:text-underline-style="solid" style:text-underline-width="auto" style:text-underline-color="font-color" officeooo:rsid="00302016" officeooo:paragraph-rsid="0011b3ae" style:font-size-asian="12pt" style:font-size-complex="12pt"/>
    </style:style>
    <style:style style:name="P15" style:family="paragraph" style:parent-style-name="Hanging_20_indent" style:list-style-name="L3">
      <style:text-properties style:text-line-through-style="solid" style:text-line-through-type="single" fo:font-size="12pt" style:text-underline-style="solid" style:text-underline-width="auto" style:text-underline-color="font-color" officeooo:rsid="00179a18" officeooo:paragraph-rsid="00179a18" style:font-size-asian="12pt" style:font-size-complex="12pt"/>
    </style:style>
    <style:style style:name="P16" style:family="paragraph" style:parent-style-name="Hanging_20_indent" style:list-style-name="L3">
      <style:text-properties fo:font-size="12pt" style:text-underline-style="solid" style:text-underline-width="auto" style:text-underline-color="font-color" officeooo:rsid="00179a18" officeooo:paragraph-rsid="00179a18" style:font-size-asian="12pt" style:font-size-complex="12pt"/>
    </style:style>
    <style:style style:name="P17" style:family="paragraph" style:parent-style-name="Hanging_20_indent" style:list-style-name="L1">
      <style:text-properties fo:font-size="12pt" fo:font-style="italic" officeooo:paragraph-rsid="0011b3ae" style:font-size-asian="12pt" style:font-size-complex="12pt"/>
    </style:style>
    <style:style style:name="P18" style:family="paragraph" style:parent-style-name="Hanging_20_indent" style:list-style-name="L1">
      <style:text-properties fo:font-size="12pt" officeooo:paragraph-rsid="0011b3ae" style:font-size-asian="12pt" style:font-size-complex="12pt"/>
    </style:style>
    <style:style style:name="P19" style:family="paragraph" style:parent-style-name="Hanging_20_indent" style:list-style-name="L4">
      <style:text-properties fo:font-size="12pt" officeooo:rsid="002bab81" officeooo:paragraph-rsid="0011b3ae" style:font-size-asian="12pt" style:font-size-complex="12pt"/>
    </style:style>
    <style:style style:name="P20" style:family="paragraph" style:parent-style-name="Hanging_20_indent" style:list-style-name="L1">
      <style:text-properties fo:font-size="12pt" officeooo:rsid="0019cb0d" officeooo:paragraph-rsid="0011b3ae" style:font-size-asian="12pt" style:font-size-complex="12pt"/>
    </style:style>
    <style:style style:name="P21" style:family="paragraph" style:parent-style-name="Hanging_20_indent">
      <style:text-properties fo:font-size="12pt" officeooo:paragraph-rsid="00142d0d" style:font-size-asian="12pt" style:font-size-complex="12pt"/>
    </style:style>
    <style:style style:name="P22" style:family="paragraph" style:parent-style-name="Hanging_20_indent">
      <style:text-properties officeooo:paragraph-rsid="0011b3ae"/>
    </style:style>
    <style:style style:name="P23" style:family="paragraph" style:parent-style-name="Heading_20_2">
      <style:text-properties officeooo:paragraph-rsid="0011b3ae"/>
    </style:style>
    <style:style style:name="P24" style:family="paragraph" style:parent-style-name="Text_20_body" style:list-style-name="L5">
      <style:text-properties fo:font-size="12pt" officeooo:rsid="0026f659" officeooo:paragraph-rsid="0011b3ae" style:font-size-asian="12pt" style:font-size-complex="12pt"/>
    </style:style>
    <style:style style:name="P25" style:family="paragraph" style:parent-style-name="Text_20_body" style:list-style-name="L5">
      <style:text-properties fo:font-size="12pt" fo:font-weight="bold" officeooo:rsid="0026f659" style:font-size-asian="12pt" style:font-weight-asian="bold" style:font-size-complex="12pt" style:font-weight-complex="bold"/>
    </style:style>
    <style:style style:name="P26" style:family="paragraph" style:parent-style-name="Text_20_body" style:list-style-name="L5">
      <style:text-properties fo:font-size="12pt" fo:font-weight="normal" officeooo:rsid="00288d8c" officeooo:paragraph-rsid="0011b3ae" style:font-size-asian="12pt" style:font-weight-asian="normal" style:font-size-complex="12pt" style:font-weight-complex="normal"/>
    </style:style>
    <style:style style:name="P27" style:family="paragraph" style:parent-style-name="Text_20_body" style:list-style-name="L5">
      <style:text-properties fo:font-size="12pt" fo:font-weight="bold" officeooo:rsid="00288d8c" officeooo:paragraph-rsid="0011b3ae" style:font-size-asian="12pt" style:font-weight-asian="bold" style:font-size-complex="12pt" style:font-weight-complex="bold"/>
    </style:style>
    <style:style style:name="P28" style:family="paragraph" style:parent-style-name="Text_20_body" style:list-style-name="L6">
      <style:text-properties fo:font-size="12pt" fo:font-weight="normal" officeooo:rsid="001612b9" officeooo:paragraph-rsid="001612b9" style:font-size-asian="12pt" style:font-weight-asian="normal" style:font-size-complex="12pt" style:font-weight-complex="normal"/>
    </style:style>
    <style:style style:name="P29" style:family="paragraph" style:parent-style-name="Text_20_body" style:list-style-name="L5">
      <style:text-properties fo:font-size="12pt" officeooo:rsid="002a0918" officeooo:paragraph-rsid="0011b3ae" style:font-size-asian="12pt" style:font-size-complex="12pt"/>
    </style:style>
    <style:style style:name="P30" style:family="paragraph" style:parent-style-name="Text_20_body" style:list-style-name="L5">
      <style:text-properties fo:font-size="12pt" officeooo:rsid="002d8d13" officeooo:paragraph-rsid="0011b3ae" style:font-size-asian="12pt" style:font-size-complex="12pt"/>
    </style:style>
    <style:style style:name="P31" style:family="paragraph" style:parent-style-name="Text_20_body">
      <style:text-properties fo:font-size="12pt" officeooo:rsid="0026f659" officeooo:paragraph-rsid="0011b3ae" style:font-size-asian="12pt" style:font-size-complex="12pt"/>
    </style:style>
    <style:style style:name="T1" style:family="text">
      <style:text-properties officeooo:rsid="00105c2f"/>
    </style:style>
    <style:style style:name="T2" style:family="text">
      <style:text-properties officeooo:rsid="0019cb0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ize-complex="12pt"/>
    </style:style>
    <style:style style:name="T5" style:family="text">
      <style:text-properties officeooo:rsid="001eea27"/>
    </style:style>
    <style:style style:name="T6" style:family="text">
      <style:text-properties fo:font-weight="bold" officeooo:rsid="0019cb0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b11b2"/>
    </style:style>
    <style:style style:name="T12" style:family="text">
      <style:text-properties style:text-line-through-style="solid" style:text-line-through-type="single" officeooo:rsid="001b11b2"/>
    </style:style>
    <style:style style:name="T13" style:family="text">
      <style:text-properties fo:font-style="italic" officeooo:rsid="0019cb0d" style:font-style-asian="italic" style:font-style-complex="italic"/>
    </style:style>
    <style:style style:name="T14" style:family="text">
      <style:text-properties fo:font-weight="bold" officeooo:rsid="0032a27c" style:font-weight-asian="bold" style:font-weight-complex="bold"/>
    </style:style>
    <style:style style:name="T15" style:family="text">
      <style:text-properties officeooo:rsid="0032a27c"/>
    </style:style>
    <style:style style:name="T16" style:family="text">
      <style:text-properties officeooo:rsid="00142d0d"/>
    </style:style>
    <style:style style:name="T17" style:family="text">
      <style:text-properties fo:font-size="12pt" officeooo:rsid="003496f2" style:font-size-asian="12pt" style:font-size-complex="12pt"/>
    </style:style>
    <style:style style:name="T18" style:family="text">
      <style:text-properties fo:font-size="12pt" fo:font-weight="bold" officeooo:rsid="003496f2" style:font-size-asian="12pt" style:font-weight-asian="bold" style:font-size-complex="12pt" style:font-weight-complex="bold"/>
    </style:style>
    <style:style style:name="T19" style:family="text">
      <style:text-properties fo:font-size="12pt" officeooo:rsid="0012d668" style:font-size-asian="12pt" style:font-size-complex="12pt"/>
    </style:style>
    <style:style style:name="T20" style:family="text">
      <style:text-properties fo:font-size="12pt" officeooo:rsid="0018caff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<text:s text:c="9"/>odfdo</text:span> Test Case<text:span text:style-name="T2">2</text:span></text:h>
      <text:p text:style-name="P1"><text:span text:style-name="T3">Some style </text:span><text:span text:style-name="Source_20_Text"><text:span text:style-name="T3">here</text:span></text:span><text:span text:style-name="T3"> and </text:span><text:span text:style-name="T4">there</text:span></text:p>
      <text:p text:style-name="P2"><text:s text:c="2"/><text:span text:style-name="T5">Two spaces at start</text:span></text:p>
      <text:p text:style-name="P3">somme modified</text:p>
      <text:p text:style-name="P2"><text:s text:c="7"/><text:span text:style-name="T5">=7 </text:span><text:span text:style-name="T2">Starting spaces </text:span>This is the second paragraph.</text:p>
      <text:p text:style-name="P2"><text:tab/><text:span text:style-name="T5">One tab</text:span></text:p>
      <text:p text:style-name="P2"><text:tab/><text:tab/><text:span text:style-name="T5">Two tabs</text:span></text:p>
      <text:p text:style-name="P4">This is a <text:span text:style-name="T6">bold</text:span><text:span text:style-name="T2"> </text:span><text:span text:style-name="T7">paragraph</text:span> with a named style.</text:p>
      <text:p text:style-name="P5"><text:span text:style-name="T3">Here </text:span><text:span text:style-name="T8"><text:s/>bolded space</text:span><text:span text:style-name="T3"> at </text:span><text:span text:style-name="Emphasis"><text:span text:style-name="T3">begin</text:span></text:span><text:span text:style-name="T3">.</text:span></text:p>
      <text:p text:style-name="Hanging_20_indent">Some<text:span text:style-name="T9"> special </text:span><text:span text:style-name="T10">case</text:span><text:span text:style-name="T9"> to </text:span>check <text:span text:style-name="T11">if </text:span><text:span text:style-name="T12">barred</text:span></text:p>
      <text:p text:style-name="P6">Some list :</text:p>
      <text:list xml:id="list1717933024" text:style-name="L1">
        <text:list-item>
          <text:p text:style-name="P7">item1</text:p>
        </text:list-item>
        <text:list-item>
          <text:p text:style-name="P8">item2</text:p>
        </text:list-item>
        <text:list-item>
          <text:p text:style-name="P9">item3</text:p>
        </text:list-item>
        <text:list-item>
          <text:p text:style-name="P10">item4</text:p>
        </text:list-item>
        <text:list-item>
          <text:p text:style-name="P11">item5</text:p>
        </text:list-item>
      </text:list>
      <text:list xml:id="list3987287688" text:style-name="L2">
        <text:list-item>
          <text:list>
            <text:list-item>
              <text:p text:style-name="P12">a</text:p>
            </text:list-item>
            <text:list-item>
              <text:p text:style-name="P13">b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4">aaa</text:p>
                </text:list-item>
                <text:list-item>
                  <text:p text:style-name="P14">eee</text:p>
                  <text:list>
                    <text:list-item>
                      <text:p text:style-name="P15">zzzz</text:p>
                    </text:list-item>
                    <text:list-item>
                      <text:p text:style-name="P16">zzzz</text:p>
                    </text:list-item>
                  </text:list>
                </text:list-item>
                <text:list-item>
                  <text:p text:style-name="P14">iii</text:p>
                </text:list-item>
              </text:list>
            </text:list-item>
          </text:list>
        </text:list-item>
      </text:list>
      <text:list text:continue-list="list3987287688" text:style-name="L2">
        <text:list-item>
          <text:list>
            <text:list-item>
              <text:p text:style-name="P12">c</text:p>
            </text:list-item>
          </text:list>
        </text:list-item>
      </text:list>
      <text:list xml:id="list134532672265017" text:continue-list="list1717933024" text:style-name="L1">
        <text:list-item>
          <text:p text:style-name="P17">item6</text:p>
        </text:list-item>
        <text:list-item>
          <text:p text:style-name="P18">[x] done</text:p>
        </text:list-item>
      </text:list>
      <text:list text:style-name="L4">
        <text:list-item>
          <text:list>
            <text:list-item>
              <text:p text:style-name="P19">u</text:p>
            </text:list-item>
            <text:list-item>
              <text:p text:style-name="P19">v</text:p>
            </text:list-item>
            <text:list-item>
              <text:p text:style-name="P19">w</text:p>
            </text:list-item>
          </text:list>
        </text:list-item>
      </text:list>
      <text:list text:continue-list="list134532672265017" text:style-name="L1">
        <text:list-item>
          <text:p text:style-name="P20">[ ] undone</text:p>
          <text:p text:style-name="P7"/>
        </text:list-item>
      </text:list>
      <text:p text:style-name="P6">last paragraph <text:span text:style-name="T13">with italic</text:span></text:p>
      <text:p text:style-name="P21"><text:soft-page-break/>#### To see <text:span text:style-name="T14">**stars**</text:span><text:span text:style-name="T15"> </text:span><text:span text:style-name="T16">or </text:span><text:span text:style-name="T15">**</text:span><text:span text:style-name="T16">any</text:span><text:span text:style-name="T15">**</text:span></text:p>
      <text:p text:style-name="P22"><text:span text:style-name="T17">and </text:span><text:span text:style-name="T18">*more*</text:span> and ~~maybe~~</text:p>
      <text:h text:style-name="P23" text:outline-level="2"><text:span text:style-name="T3">Level 2 Title </text:span><text:span text:style-name="T19">with </text:span><text:a xlink:type="simple" xlink:href="https://github.com/jdum/odfdo" text:style-name="Internet_20_link" text:visited-style-name="Visited_20_Internet_20_Link"><text:span text:style-name="T20">odfdo project again</text:span></text:a><text:span text:style-name="T19"> embeded</text:span></text:h>
      <text:p text:style-name="P2">This is the first paragraph of the second title.</text:p>
      <text:list xml:id="list3493860688" text:style-name="L5">
        <text:list-item>
          <text:p text:style-name="P24">One</text:p>
        </text:list-item>
        <text:list-item>
          <text:p text:style-name="P25">two</text:p>
          <text:list>
            <text:list-item>
              <text:p text:style-name="P26">aa</text:p>
            </text:list-item>
            <text:list-item>
              <text:p text:style-name="P27">bb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8">eee</text:p>
                </text:list-item>
                <text:list-item>
                  <text:p text:style-name="P28">fff</text:p>
                </text:list-item>
              </text:list>
            </text:list-item>
          </text:list>
        </text:list-item>
      </text:list>
      <text:list text:continue-list="list3493860688" text:style-name="L5">
        <text:list-item>
          <text:list>
            <text:list-item>
              <text:p text:style-name="P27">cc</text:p>
            </text:list-item>
          </text:list>
        </text:list-item>
        <text:list-item>
          <text:p text:style-name="P24">three</text:p>
          <text:list>
            <text:list-item>
              <text:p text:style-name="P29">x</text:p>
            </text:list-item>
            <text:list-item>
              <text:p text:style-name="P29">y</text:p>
              <text:list>
                <text:list-item>
                  <text:p text:style-name="P30">p</text:p>
                </text:list-item>
                <text:list-item>
                  <text:p text:style-name="P30">q</text:p>
                </text:list-item>
                <text:list-item>
                  <text:p text:style-name="P30">r</text:p>
                </text:list-item>
              </text:list>
            </text:list-item>
            <text:list-item>
              <text:p text:style-name="P29">z</text:p>
            </text:list-item>
          </text:list>
        </text:list-item>
        <text:list-item>
          <text:p text:style-name="P29">four</text:p>
        </text:list-item>
      </text:list>
      <text:p text:style-name="P31">after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3"/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3:57:16.316423</meta:creation-date>
    <dc:date>2024-11-30T13:57:17.316423</dc:date>
    <meta:editing-duration>PT00H00M01S</meta:editing-duration>
    <meta:editing-cycles>1</meta:editing-cycles>
    <meta:generator>odfdo 3.12.0</meta:generator>
    <meta:document-statistic meta:table-count="0" meta:image-count="0" meta:object-count="0" meta:page-count="2" meta:paragraph-count="52" meta:word-count="154" meta:character-count="616" meta:non-whitespace-character-count="526"/>
  </office:meta>
</office:document-meta>
</file>